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WERTETABELL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Phase 1</text:p>
          </table:table-cell>
          <table:table-cell table:style-name="ce2" office:value-type="string">
            <text:p>Phase 2</text:p>
          </table:table-cell>
          <table:table-cell table:style-name="ce2" office:value-type="string">
            <text:p>Phase 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Drain Spe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Walk Spe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Jump Forc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andy-Zuckergehalt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17.06.2018</text:date>, <text:time>11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7S</meta:editing-duration>
    <meta:editing-cycles>3</meta:editing-cycles>
    <meta:generator>OpenOffice.org/3.4.1$Win32 OpenOffice.org_project/341m1$Build-9593</meta:generator>
    <dc:date>2018-06-17T11:33:14.85</dc:date>
    <dc:creator>Victor Heckle</dc:cre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